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xml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1667in" style:rel-column-width="21845*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1667in" style:rel-column-width="2184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2.1667in" style:rel-column-width="21845*"/>
    </style:style>
    <style:style style:name="Table4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nner Expansion 2019</text:p>
      <text:p text:style-name="Author">Ben Buzzee</text:p>
      <text:p text:style-name="Date">August 23, 2019</text:p>
      <text:p text:style-name="Text_20_body">Total reported harvest by permit type and area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5">areacode</text:p>
            </table:table-cell>
            <table:table-cell table:style-name="Table1.A1" office:value-type="string">
              <text:p text:style-name="P5">crab_count</text:p>
            </table:table-cell>
            <table:table-cell table:style-name="Table1.A1" office:value-type="string">
              <text:p text:style-name="P5">days</text:p>
            </table:table-cell>
          </table:table-row>
        </table:table-header-rows>
        <table:table-row>
          <table:table-cell table:style-name="Table1.A1" office:value-type="string">
            <text:p text:style-name="P4">ABC</text:p>
          </table:table-cell>
          <table:table-cell table:style-name="Table1.A1" office:value-type="string">
            <text:p text:style-name="P4">345</text:p>
          </table:table-cell>
          <table:table-cell table:style-name="Table1.A1" office:value-type="string">
            <text:p text:style-name="P4">148</text:p>
          </table:table-cell>
        </table:table-row>
        <table:table-row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217</text:p>
          </table:table-cell>
          <table:table-cell table:style-name="Table1.A1" office:value-type="string">
            <text:p text:style-name="P4">123</text:p>
          </table:table-cell>
        </table:table-row>
        <table:table-row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7757</text:p>
          </table:table-cell>
          <table:table-cell table:style-name="Table1.A1" office:value-type="string">
            <text:p text:style-name="P4">2846</text:p>
          </table:table-cell>
        </table:table-row>
        <table:table-row>
          <table:table-cell table:style-name="Table1.A1" office:value-type="string">
            <text:p text:style-name="P4">NA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677</text:p>
          </table:table-cell>
        </table:table-row>
      </table:table>
      <text:p text:style-name="First_20_paragraph">Total number of non-respondents:</text:p>
      <text:p text:style-name="Preformatted_20_Text">## # A tibble: 6 x 3</text:p>
      <text:p text:style-name="Preformatted_20_Text">## # Groups: <text:s text:c="2"/>type [3]</text:p>
      <text:p text:style-name="Preformatted_20_Text">## <text:s text:c="2"/>type <text:s text:c="14"/>reported count</text:p>
      <text:p text:style-name="Preformatted_20_Text">## <text:s text:c="2"/>&lt;chr&gt; <text:s text:c="13"/>&lt;chr&gt; <text:s text:c="3"/>&lt;int&gt;</text:p>
      <text:p text:style-name="Preformatted_20_Text">## 1 SPORT <text:s text:c="13"/>no <text:s text:c="8"/>139</text:p>
      <text:p text:style-name="Preformatted_20_Text">## 2 SPORT <text:s text:c="13"/>yes <text:s text:c="6"/>1363</text:p>
      <text:p text:style-name="Preformatted_20_Text">## 3 SPORT&amp; Subsistence no <text:s text:c="10"/>6</text:p>
      <text:p text:style-name="Preformatted_20_Text">## 4 SPORT&amp; Subsistence yes <text:s text:c="8"/>50</text:p>
      <text:p text:style-name="Preformatted_20_Text">## 5 SUBSISTENCE <text:s text:c="7"/>no <text:s text:c="9"/>21</text:p>
      <text:p text:style-name="Preformatted_20_Text">## 6 SUBSISTENCE <text:s text:c="7"/>yes <text:s text:c="7"/>102</text:p>
      <text:p text:style-name="First_20_paragraph">So we see that 166 people failed to respond.</text:p>
      <text:p text:style-name="Text_20_body">Next, we will estimate the number of non-respondents that fished:</text:p>
      <text:p text:style-name="Text_20_body">First we need to find the proportion of late responders that fished in each area:</text:p>
      <text:p text:style-name="Preformatted_20_Text">## # A tibble: 6 x 3</text:p>
      <text:p text:style-name="Preformatted_20_Text">## # Groups: <text:s text:c="2"/>areacode [3]</text:p>
      <text:p text:style-name="Preformatted_20_Text">## <text:s text:c="2"/>areacode late <text:s/>count</text:p>
      <text:p text:style-name="Preformatted_20_Text">## <text:s text:c="2"/>&lt;chr&gt; <text:s text:c="3"/>&lt;chr&gt; &lt;int&gt;</text:p>
      <text:p text:style-name="Preformatted_20_Text">## 1 ABC <text:s text:c="5"/>no <text:s text:c="6"/>67</text:p>
      <text:p text:style-name="Preformatted_20_Text">## 2 ABC <text:s text:c="5"/>yes <text:s text:c="5"/>81</text:p>
      <text:p text:style-name="Preformatted_20_Text">## 3 D <text:s text:c="7"/>no <text:s text:c="6"/>56</text:p>
      <text:p text:style-name="Preformatted_20_Text">## 4 D <text:s text:c="7"/>yes <text:s text:c="5"/>67</text:p>
      <text:p text:style-name="Preformatted_20_Text">## 5 E <text:s text:c="7"/>no <text:s text:c="4"/>2192</text:p>
      <text:p text:style-name="Preformatted_20_Text">## 6 E <text:s text:c="7"/>yes <text:s text:c="4"/>654</text:p>
      <text:p text:style-name="First_20_paragraph">So we will assume the proportion of non-responders that fished in each area is the same as the proportion of late responders that fished in each area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rea</text:p>
            </table:table-cell>
            <table:table-cell table:style-name="Table2.A1" office:value-type="string">
              <text:p text:style-name="P2">prop_non_rspd_fished</text:p>
            </table:table-cell>
          </table:table-row>
        </table:table-header-rows>
        <table:table-row>
          <table:table-cell table:style-name="Table2.A1" office:value-type="string">
            <text:p text:style-name="Table_20_Contents">ABC</text:p>
          </table:table-cell>
          <table:table-cell table:style-name="Table2.A1" office:value-type="string">
            <text:p text:style-name="P3">0.1009975</text:p>
          </table:table-cell>
        </table:table-row>
        <table:table-row>
          <table:table-cell table:style-name="Table2.A1" office:value-type="string">
            <text:p text:style-name="Table_20_Contents">D</text:p>
          </table:table-cell>
          <table:table-cell table:style-name="Table2.A1" office:value-type="string">
            <text:p text:style-name="P3">0.0835411</text:p>
          </table:table-cell>
        </table:table-row>
        <table:table-row>
          <table:table-cell table:style-name="Table2.A1" office:value-type="string">
            <text:p text:style-name="Table_20_Contents">E</text:p>
          </table:table-cell>
          <table:table-cell table:style-name="Table2.A1" office:value-type="string">
            <text:p text:style-name="P3">0.8154613</text:p>
          </table:table-cell>
        </table:table-row>
      </table:table>
      <text:p text:style-name="First_20_paragraph">Next, we’ll find the mean harvest per area:</text:p>
      <text:p text:style-name="Preformatted_20_Text">## # A tibble: 3 x 2</text:p>
      <text:p text:style-name="Preformatted_20_Text">## <text:s text:c="2"/>areacode <text:s/>mean</text:p>
      <text:p text:style-name="Preformatted_20_Text">## <text:s text:c="2"/>&lt;chr&gt; <text:s text:c="3"/>&lt;dbl&gt;</text:p>
      <text:p text:style-name="Preformatted_20_Text">## 1 ABC <text:s text:c="6"/>2.48</text:p>
      <text:p text:style-name="Preformatted_20_Text">## 2 D <text:s text:c="8"/>1.73</text:p>
      <text:p text:style-name="Preformatted_20_Text"><text:soft-page-break/>## 3 E <text:s text:c="8"/>2.72</text:p>
      <text:p text:style-name="First_20_paragraph">Finally, to find our expanded harvest numbers, we will multiply total non-respondents, by the porportion we expected to fish in each area, times the average catch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5">areacode</text:p>
            </table:table-cell>
            <table:table-cell table:style-name="Table3.A1" office:value-type="string">
              <text:p text:style-name="P5">crab_count</text:p>
            </table:table-cell>
            <table:table-cell table:style-name="Table3.A1" office:value-type="string">
              <text:p text:style-name="P5">days</text:p>
            </table:table-cell>
          </table:table-row>
        </table:table-header-rows>
        <table:table-row>
          <table:table-cell table:style-name="Table3.A1" office:value-type="string">
            <text:p text:style-name="P4">ABC</text:p>
          </table:table-cell>
          <table:table-cell table:style-name="Table3.A1" office:value-type="string">
            <text:p text:style-name="P4">43</text:p>
          </table:table-cell>
          <table:table-cell table:style-name="Table3.A1" office:value-type="string">
            <text:p text:style-name="P4">17</text:p>
          </table:table-cell>
        </table:table-row>
        <table:table-row>
          <table:table-cell table:style-name="Table3.A1" office:value-type="string">
            <text:p text:style-name="P4">D</text:p>
          </table:table-cell>
          <table:table-cell table:style-name="Table3.A1" office:value-type="string">
            <text:p text:style-name="P4">25</text:p>
          </table:table-cell>
          <table:table-cell table:style-name="Table3.A1" office:value-type="string">
            <text:p text:style-name="P4">14</text:p>
          </table:table-cell>
        </table:table-row>
        <table:table-row>
          <table:table-cell table:style-name="Table3.A1" office:value-type="string">
            <text:p text:style-name="P4">E</text:p>
          </table:table-cell>
          <table:table-cell table:style-name="Table3.A1" office:value-type="string">
            <text:p text:style-name="P4">382</text:p>
          </table:table-cell>
          <table:table-cell table:style-name="Table3.A1" office:value-type="string">
            <text:p text:style-name="P4">140</text:p>
          </table:table-cell>
        </table:table-row>
      </table:table>
      <text:p text:style-name="First_20_paragraph">Next we’ll estimate standard errors for the above estimates:</text:p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p text:style-name="P5">areacode</text:p>
            </table:table-cell>
            <table:table-cell table:style-name="Table4.A1" office:value-type="string">
              <text:p text:style-name="P5">se_counts</text:p>
            </table:table-cell>
            <table:table-cell table:style-name="Table4.A1" office:value-type="string">
              <text:p text:style-name="P5">se_days</text:p>
            </table:table-cell>
          </table:table-row>
        </table:table-header-rows>
        <table:table-row>
          <table:table-cell table:style-name="Table4.A1" office:value-type="string">
            <text:p text:style-name="P4">ABC</text:p>
          </table:table-cell>
          <table:table-cell table:style-name="Table4.A1" office:value-type="string">
            <text:p text:style-name="P4">16</text:p>
          </table:table-cell>
          <table:table-cell table:style-name="Table4.A1" office:value-type="string">
            <text:p text:style-name="P4">1.8</text:p>
          </table:table-cell>
        </table:table-row>
        <table:table-row>
          <table:table-cell table:style-name="Table4.A1" office:value-type="string">
            <text:p text:style-name="P4">D</text:p>
          </table:table-cell>
          <table:table-cell table:style-name="Table4.A1" office:value-type="string">
            <text:p text:style-name="P4">24</text:p>
          </table:table-cell>
          <table:table-cell table:style-name="Table4.A1" office:value-type="string">
            <text:p text:style-name="P4">1.7</text:p>
          </table:table-cell>
        </table:table-row>
        <table:table-row>
          <table:table-cell table:style-name="Table4.A1" office:value-type="string">
            <text:p text:style-name="P4">E</text:p>
          </table:table-cell>
          <table:table-cell table:style-name="Table4.A1" office:value-type="string">
            <text:p text:style-name="P4">138</text:p>
          </table:table-cell>
          <table:table-cell table:style-name="Table4.A1" office:value-type="string">
            <text:p text:style-name="P4">2.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5f_Text" style:display-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Tanner Expansion 2019</dc:title>
    <dc:description/>
    <dc:subject/>
    <meta:keyword/>
    <meta:initial-creator>Ben Buzzee</meta:initial-creator>
    <dc:creator>Ben </dc:creator>
    <meta:creation-date>2019-08-28T01:55:29Z</meta:creation-date>
    <dc:date>2019-08-27T22:35:14.97</dc:date>
    <meta:document-statistic meta:table-count="4" meta:image-count="0" meta:object-count="0" meta:page-count="2" meta:paragraph-count="86" meta:word-count="299" meta:character-count="1636"/>
    <meta:editing-duration>PT4H39M3S</meta:editing-duration>
    <meta:editing-cycles>1</meta:editing-cycles>
    <meta:user-defined meta:name="date">August 23, 2019</meta:user-defined>
    <meta:user-defined meta:name="output">odt_document</meta:user-defined>
  </office:meta>
</office:document-meta>
</file>